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47b8b8" draw:textarea-horizontal-align="center" draw:textarea-vertical-align="middle"/>
    </style:style>
    <style:style style:name="gr2" style:family="graphic" style:parent-style-name="standard">
      <style:graphic-properties draw:fill="solid" draw:fill-color="#9999cc" draw:textarea-horizontal-align="center" draw:textarea-vertical-align="middle"/>
    </style:style>
    <style:style style:name="gr3" style:family="graphic" style:parent-style-name="standard">
      <style:graphic-properties draw:fill="solid" draw:fill-color="#ffff66" draw:textarea-horizontal-align="center" draw:textarea-vertical-align="middle"/>
    </style:style>
    <style:style style:name="gr4" style:family="graphic" style:parent-style-name="standard">
      <style:graphic-properties draw:fill="solid" draw:fill-color="#ff6633" draw:textarea-horizontal-align="center" draw:textarea-vertical-align="middle"/>
    </style:style>
    <style:style style:name="gr5" style:family="graphic" style:parent-style-name="standard">
      <style:graphic-properties draw:stroke="solid" draw:stroke-dash="Fine_20_Dashed"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stroke="dash" draw:stroke-dash="Fine_20_Dashed" draw:marker-end="Arrow" draw:marker-end-width="0.3cm"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stroke="dash" draw:stroke-dash="Fine_20_Dashed" svg:stroke-width="0.1cm" svg:stroke-color="#9999cc" draw:marker-start-width="0.35cm" draw:marker-end-width="0.35cm" draw:fill="solid" draw:fill-color="#9999cc" draw:opacity="50%" draw:textarea-horizontal-align="justify" draw:textarea-vertical-align="middle" draw:auto-grow-height="false" fo:padding-top="0.175cm" fo:padding-bottom="0.175cm" fo:padding-left="0.3cm" fo:padding-right="0.3cm" draw:shadow-opacity="50%"/>
    </style:style>
    <style:style style:name="gr9" style:family="graphic" style:parent-style-name="standard">
      <style:graphic-properties draw:stroke="dash" draw:stroke-dash="Fine_20_Dashed" svg:stroke-width="0.1cm" svg:stroke-color="#33a3a3" draw:marker-start-width="0.35cm" draw:marker-end-width="0.35cm" draw:fill="solid" draw:fill-color="#33a3a3" draw:opacity="50%" draw:textarea-horizontal-align="justify" draw:textarea-vertical-align="middle" draw:auto-grow-height="false" fo:padding-top="0.175cm" fo:padding-bottom="0.175cm" fo:padding-left="0.3cm" fo:padding-right="0.3cm" draw:shadow-opacity="50%"/>
    </style:style>
    <style:style style:name="gr10" style:family="graphic" style:parent-style-name="standard">
      <style:graphic-properties draw:stroke="none" draw:fill="solid" draw:fill-color="#ff6633" draw:textarea-horizontal-align="center" draw:textarea-vertical-align="middle" draw:shadow="visible" draw:shadow-offset-x="0.1cm" draw:shadow-offset-y="0.1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draw:shadow="hidden" draw:shadow-offset-x="0.1cm" draw:shadow-offset-y="0.1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82cm" fo:min-width="3.595cm" draw:shadow="hidden" draw:shadow-offset-x="0.1cm" draw:shadow-offset-y="0.1cm"/>
    </style:style>
    <style:style style:name="gr13" style:family="graphic" style:parent-style-name="standard">
      <style:graphic-properties draw:stroke="none" draw:fill="solid" draw:fill-color="#ffff66" draw:textarea-horizontal-align="justify" draw:textarea-vertical-align="middle" draw:auto-grow-height="false" draw:shadow="visible" draw:shadow-offset-x="0.1cm" draw:shadow-offset-y="0.1cm"/>
    </style:style>
    <style:style style:name="gr14" style:family="graphic" style:parent-style-name="standard">
      <style:graphic-properties svg:stroke-width="0.1cm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15" style:family="graphic" style:parent-style-name="standard">
      <style:graphic-properties draw:stroke="dash" draw:stroke-dash="Fine_20_Dashed" svg:stroke-width="0.1cm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  <style:text-properties fo:font-size="12pt" style:font-size-asian="12pt" style:font-size-complex="12pt"/>
    </style:style>
    <style:style style:name="P2" style:family="paragraph">
      <style:paragraph-properties fo:text-align="center"/>
    </style:style>
    <style:style style:name="P3" style:family="paragraph">
      <style:text-properties fo:font-size="12pt" style:font-size-asian="12pt" style:font-size-complex="12pt"/>
    </style:style>
    <style:style style:name="P4" style:family="paragraph">
      <style:text-properties fo:font-size="18pt" fo:font-weight="bold" style:font-size-asian="18pt" style:font-weight-asian="bold" style:font-size-complex="18pt" style:font-weight-complex="bold"/>
    </style:style>
    <style:style style:name="P5" style:family="paragraph">
      <style:text-properties fo:font-family="'Daniel Black'" style:font-pitch="variable" fo:font-size="18pt"/>
    </style:style>
    <style:style style:name="P6" style:family="paragraph">
      <style:text-properties fo:font-family="'Daniel Black'" style:font-pitch="variable" fo:font-size="18pt" fo:font-weight="bold" style:font-size-asian="18pt" style:font-weight-asian="bold" style:font-size-complex="18pt" style:font-weight-complex="bold"/>
    </style:style>
    <style:style style:name="P7" style:family="paragraph">
      <style:paragraph-properties fo:text-align="center"/>
      <style:text-properties fo:font-family="'Daniel Black'" style:font-pitch="variable" fo:font-size="16pt" style:font-size-asian="16pt" style:font-size-complex="16pt"/>
    </style:style>
    <style:style style:name="P8" style:family="paragraph">
      <style:text-properties fo:font-family="'Daniel Black'" style:font-pitch="variable" fo:font-size="12pt" style:font-size-asian="12pt" style:font-size-complex="12pt"/>
    </style:style>
    <style:style style:name="P9" style:family="paragraph">
      <style:paragraph-properties fo:text-align="center"/>
      <style:text-properties fo:font-family="'Daniel Black'" style:font-pitch="variable"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8pt" fo:font-weight="bold" style:font-size-asian="18pt" style:font-weight-asian="bold" style:font-size-complex="18pt" style:font-weight-complex="bold"/>
    </style:style>
    <style:style style:name="T3" style:family="text">
      <style:text-properties fo:font-family="'Daniel Black'" style:font-pitch="variable" fo:font-size="18pt" fo:font-weight="bold" style:font-size-asian="18pt" style:font-weight-asian="bold" style:font-size-complex="18pt" style:font-weight-complex="bold"/>
    </style:style>
    <style:style style:name="T4" style:family="text">
      <style:text-properties fo:font-family="'Daniel Black'" style:font-pitch="variable" fo:font-size="16pt" style:font-size-asian="16pt" style:font-size-complex="16pt"/>
    </style:style>
    <style:style style:name="T5" style:family="text">
      <style:text-properties fo:font-family="'Daniel Black'" style:font-pitch="variable"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1" draw:layer="layout" svg:width="10cm" svg:height="9cm" svg:x="18cm" svg:y="10cm">
          <text:p/>
        </draw:rect>
        <draw:rect draw:style-name="gr2" draw:text-style-name="P1" draw:layer="layout" svg:width="14.5cm" svg:height="15cm" svg:x="1.5cm" svg:y="3cm">
          <text:p/>
        </draw:rect>
        <draw:rect draw:style-name="gr3" draw:text-style-name="P1" draw:layer="layout" svg:width="2cm" svg:height="1.5cm" svg:x="5.5cm" svg:y="6.5cm">
          <text:p text:style-name="P2"><text:span text:style-name="T1">Host-1</text:span></text:p>
        </draw:rect>
        <draw:ellipse draw:style-name="gr4" draw:text-style-name="P2" draw:layer="layout" svg:width="3cm" svg:height="2cm" svg:x="11.5cm" svg:y="12cm">
          <text:p text:style-name="P2">srv-5-1</text:p>
        </draw:ellipse>
        <draw:line draw:style-name="gr5" draw:text-style-name="P2" draw:layer="layout" svg:x1="11.5cm" svg:y1="7.5cm" svg:x2="7.5cm" svg:y2="7.5cm">
          <text:p/>
        </draw:line>
        <draw:line draw:style-name="gr6" draw:text-style-name="P2" draw:layer="layout" svg:x1="12.5cm" svg:y1="12cm" svg:x2="12.5cm" svg:y2="10.5cm">
          <text:p/>
        </draw:line>
        <draw:line draw:style-name="gr5" draw:text-style-name="P2" draw:layer="layout" svg:x1="6.5cm" svg:y1="6.5cm" svg:x2="6.5cm" svg:y2="5cm">
          <text:p/>
        </draw:line>
        <draw:frame draw:style-name="gr7" draw:text-style-name="P3" draw:layer="layout" svg:width="1.92cm" svg:height="0.725cm" svg:x="6.5cm" svg:y="5.5cm">
          <draw:text-box>
            <text:p><text:span text:style-name="T1">parents</text:span></text:p>
          </draw:text-box>
        </draw:frame>
        <draw:rect draw:style-name="gr3" draw:text-style-name="P1" draw:layer="layout" svg:width="2cm" svg:height="1.5cm" svg:x="5.5cm" svg:y="3.5cm">
          <text:p text:style-name="P2"><text:span text:style-name="T1">Host-2</text:span></text:p>
        </draw:rect>
        <draw:rect draw:style-name="gr3" draw:text-style-name="P1" draw:layer="layout" svg:width="2cm" svg:height="1.5cm" svg:x="11.5cm" svg:y="6.5cm">
          <text:p text:style-name="P2"><text:span text:style-name="T1">Host-3</text:span></text:p>
        </draw:rect>
        <draw:frame draw:style-name="gr7" draw:text-style-name="P3" draw:layer="layout" svg:width="3.745cm" svg:height="0.725cm" svg:x="7.755cm" svg:y="6.5cm">
          <draw:text-box>
            <text:p><text:span text:style-name="T1">hostdependancie</text:span></text:p>
          </draw:text-box>
        </draw:frame>
        <draw:rect draw:style-name="gr3" draw:text-style-name="P1" draw:layer="layout" svg:width="2cm" svg:height="1.5cm" svg:x="11.5cm" svg:y="9cm">
          <text:p text:style-name="P2"><text:span text:style-name="T1">Host-5</text:span></text:p>
        </draw:rect>
        <draw:line draw:style-name="gr5" draw:text-style-name="P2" draw:layer="layout" svg:x1="12.5cm" svg:y1="9cm" svg:x2="12.5cm" svg:y2="8cm">
          <text:p/>
        </draw:line>
        <draw:frame draw:style-name="gr7" draw:text-style-name="P3" draw:layer="layout" svg:width="1.92cm" svg:height="0.725cm" svg:x="12.58cm" svg:y="8.275cm">
          <draw:text-box>
            <text:p><text:span text:style-name="T1">parents</text:span></text:p>
          </draw:text-box>
        </draw:frame>
        <draw:frame draw:style-name="gr7" draw:text-style-name="P3" draw:layer="layout" svg:width="2.111cm" svg:height="0.725cm" svg:x="13cm" svg:y="10.5cm">
          <draw:text-box>
            <text:p><text:span text:style-name="T1">apply on</text:span></text:p>
          </draw:text-box>
        </draw:frame>
        <draw:ellipse draw:style-name="gr4" draw:text-style-name="P2" draw:layer="layout" svg:width="3cm" svg:height="2cm" svg:x="2cm" svg:y="9cm">
          <text:p text:style-name="P2">srv-1-1</text:p>
        </draw:ellipse>
        <draw:line draw:style-name="gr6" draw:text-style-name="P2" draw:layer="layout" svg:x1="5cm" svg:y1="9.5cm" svg:x2="6.5cm" svg:y2="8cm">
          <text:p/>
        </draw:line>
        <draw:frame draw:style-name="gr7" draw:text-style-name="P3" draw:layer="layout" svg:width="2.111cm" svg:height="0.725cm" svg:x="4cm" svg:y="8.275cm">
          <draw:text-box>
            <text:p><text:span text:style-name="T1">apply on</text:span></text:p>
          </draw:text-box>
        </draw:frame>
        <draw:ellipse draw:style-name="gr4" draw:text-style-name="P2" draw:layer="layout" svg:width="3cm" svg:height="2cm" svg:x="6cm" svg:y="9cm">
          <text:p text:style-name="P2">srv-1-2</text:p>
        </draw:ellipse>
        <draw:line draw:style-name="gr6" draw:text-style-name="P2" draw:layer="layout" svg:x1="7.5cm" svg:y1="9cm" svg:x2="6.5cm" svg:y2="8cm">
          <text:p/>
        </draw:line>
        <draw:frame draw:style-name="gr7" draw:text-style-name="P3" draw:layer="layout" svg:width="2.111cm" svg:height="0.725cm" svg:x="7.394cm" svg:y="8.275cm">
          <draw:text-box>
            <text:p><text:span text:style-name="T1">apply on</text:span></text:p>
          </draw:text-box>
        </draw:frame>
        <draw:ellipse draw:style-name="gr4" draw:text-style-name="P2" draw:layer="layout" svg:width="3cm" svg:height="2cm" svg:x="6cm" svg:y="15cm">
          <text:p text:style-name="P2">srv-4-1</text:p>
        </draw:ellipse>
        <draw:line draw:style-name="gr6" draw:text-style-name="P2" draw:layer="layout" svg:x1="9cm" svg:y1="15.5cm" svg:x2="10cm" svg:y2="14.5cm">
          <text:p/>
        </draw:line>
        <draw:rect draw:style-name="gr3" draw:text-style-name="P1" draw:layer="layout" svg:width="2cm" svg:height="1.5cm" svg:x="9cm" svg:y="13cm">
          <text:p text:style-name="P2"><text:span text:style-name="T1">Host-4</text:span></text:p>
        </draw:rect>
        <draw:frame draw:style-name="gr7" draw:text-style-name="P3" draw:layer="layout" svg:width="2.111cm" svg:height="0.725cm" svg:x="9cm" svg:y="15cm">
          <draw:text-box>
            <text:p><text:span text:style-name="T1">apply on</text:span></text:p>
          </draw:text-box>
        </draw:frame>
        <draw:line draw:style-name="gr5" draw:text-style-name="P2" draw:layer="layout" svg:x1="7.5cm" svg:y1="15cm" svg:x2="7.5cm" svg:y2="11cm">
          <text:p/>
        </draw:line>
        <draw:frame draw:style-name="gr7" draw:text-style-name="P3" draw:layer="layout" svg:width="4.282cm" svg:height="0.725cm" svg:x="3.222cm" svg:y="12.775cm">
          <draw:text-box>
            <text:p><text:span text:style-name="T1">servicedependancie</text:span></text:p>
          </draw:text-box>
        </draw:frame>
        <draw:ellipse draw:style-name="gr4" draw:text-style-name="P2" draw:layer="layout" svg:width="3cm" svg:height="2cm" svg:x="11cm" svg:y="15cm">
          <text:p text:style-name="P2">srv-4-2</text:p>
        </draw:ellipse>
        <draw:line draw:style-name="gr6" draw:text-style-name="P2" draw:layer="layout" svg:x1="11.5cm" svg:y1="15.5cm" svg:x2="10cm" svg:y2="14.5cm">
          <text:p/>
        </draw:line>
        <draw:rect draw:style-name="gr3" draw:text-style-name="P1" draw:layer="layout" svg:width="2cm" svg:height="1.5cm" svg:x="19.5cm" svg:y="13.5cm">
          <text:p text:style-name="P2"><text:span text:style-name="T1">Host-6</text:span></text:p>
        </draw:rect>
        <draw:line draw:style-name="gr5" draw:text-style-name="P2" draw:layer="layout" svg:x1="20.5cm" svg:y1="13.5cm" svg:x2="22.5cm" svg:y2="12cm">
          <text:p/>
        </draw:line>
        <draw:frame draw:style-name="gr7" draw:text-style-name="P3" draw:layer="layout" svg:width="1.92cm" svg:height="0.725cm" svg:x="21.58cm" svg:y="12.5cm">
          <draw:text-box>
            <text:p><text:span text:style-name="T1">parents</text:span></text:p>
          </draw:text-box>
        </draw:frame>
        <draw:rect draw:style-name="gr3" draw:text-style-name="P1" draw:layer="layout" svg:width="2cm" svg:height="1.5cm" svg:x="21.5cm" svg:y="10.5cm">
          <text:p text:style-name="P2"><text:span text:style-name="T1">Host-8</text:span></text:p>
        </draw:rect>
        <draw:rect draw:style-name="gr3" draw:text-style-name="P1" draw:layer="layout" svg:width="2cm" svg:height="1.5cm" svg:x="23.5cm" svg:y="13.5cm">
          <text:p text:style-name="P2"><text:span text:style-name="T1">Host-7</text:span></text:p>
        </draw:rect>
        <draw:ellipse draw:style-name="gr4" draw:text-style-name="P2" draw:layer="layout" svg:width="3cm" svg:height="2cm" svg:x="19cm" svg:y="16.5cm">
          <text:p text:style-name="P2">srv-6-1</text:p>
        </draw:ellipse>
        <draw:line draw:style-name="gr6" draw:text-style-name="P2" draw:layer="layout" svg:x1="20.5cm" svg:y1="16.5cm" svg:x2="20.5cm" svg:y2="15cm">
          <text:p/>
        </draw:line>
        <draw:frame draw:style-name="gr7" draw:text-style-name="P3" draw:layer="layout" svg:width="2.111cm" svg:height="0.725cm" svg:x="20.5cm" svg:y="15.5cm">
          <draw:text-box>
            <text:p><text:span text:style-name="T1">apply on</text:span></text:p>
          </draw:text-box>
        </draw:frame>
        <draw:ellipse draw:style-name="gr4" draw:text-style-name="P2" draw:layer="layout" svg:width="3cm" svg:height="2cm" svg:x="23cm" svg:y="16.5cm">
          <text:p text:style-name="P2">srv-7-2</text:p>
        </draw:ellipse>
        <draw:line draw:style-name="gr6" draw:text-style-name="P2" draw:layer="layout" svg:x1="24.5cm" svg:y1="16.5cm" svg:x2="24.5cm" svg:y2="15cm">
          <text:p/>
        </draw:line>
        <draw:frame draw:style-name="gr7" draw:text-style-name="P3" draw:layer="layout" svg:width="2.111cm" svg:height="0.725cm" svg:x="24.394cm" svg:y="15.5cm">
          <draw:text-box>
            <text:p><text:span text:style-name="T1">apply on</text:span></text:p>
          </draw:text-box>
        </draw:frame>
        <draw:line draw:style-name="gr5" draw:text-style-name="P2" draw:layer="layout" svg:x1="24.5cm" svg:y1="13.5cm" svg:x2="22.5cm" svg:y2="12cm">
          <text:p/>
        </draw:line>
        <draw:frame draw:style-name="gr7" draw:text-style-name="P4" draw:layer="layout" svg:width="2.78cm" svg:height="0.962cm" svg:x="7cm" svg:y="2cm">
          <draw:text-box>
            <text:p><text:span text:style-name="T2">PACK 1</text:span></text:p>
          </draw:text-box>
        </draw:frame>
        <draw:frame draw:style-name="gr7" draw:text-style-name="P4" draw:layer="layout" svg:width="2.78cm" svg:height="0.962cm" svg:x="21.237cm" svg:y="9cm">
          <draw:text-box>
            <text:p><text:span text:style-name="T2">PACK 2</text:span></text:p>
          </draw:text-box>
        </draw:frame>
      </draw:page>
      <draw:page draw:name="page2" draw:style-name="dp1" draw:master-page-name="Standard">
        <draw:frame draw:style-name="gr7" draw:text-style-name="P6" draw:layer="layout" svg:width="3.182cm" svg:height="1.182cm" svg:x="7cm" svg:y="1.7cm">
          <draw:text-box>
            <text:p text:style-name="P5"><text:span text:style-name="T3">PACK 1</text:span></text:p>
          </draw:text-box>
        </draw:frame>
        <draw:frame draw:style-name="gr7" draw:text-style-name="P6" draw:layer="layout" svg:width="3.609cm" svg:height="1.182cm" svg:x="21.237cm" svg:y="9cm">
          <draw:text-box>
            <text:p text:style-name="P5"><text:span text:style-name="T3">PACK 2</text:span></text:p>
          </draw:text-box>
        </draw:frame>
        <draw:custom-shape draw:style-name="gr8" draw:text-style-name="P2" draw:layer="layout" svg:width="16cm" svg:height="17cm" svg:x="1cm" svg:y="3cm">
          <text:p/>
          <draw:enhanced-geometry svg:viewBox="0 0 21600 21600" draw:path-stretchpoint-x="10800" draw:path-stretchpoint-y="10800" draw:text-areas="?f3 ?f4 ?f5 ?f6" draw:type="round-rectangle" draw:modifiers="693.85663396037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2" draw:layer="layout" svg:width="10.2cm" svg:height="9.5cm" svg:x="18.5cm" svg:y="10.5cm">
          <text:p/>
          <draw:enhanced-geometry svg:viewBox="0 0 21600 21600" draw:path-stretchpoint-x="10800" draw:path-stretchpoint-y="10800" draw:text-areas="?f3 ?f4 ?f5 ?f6" draw:type="round-rectangle" draw:modifiers="693.85663396037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ellipse draw:style-name="gr10" draw:text-style-name="P7" draw:id="id5" draw:layer="layout" svg:width="3cm" svg:height="2cm" svg:x="12.5cm" svg:y="14cm">
          <text:p text:style-name="P7"><text:span text:style-name="T4">srv-5-1</text:span></text:p>
        </draw:ellipse>
        <draw:frame draw:style-name="gr11" draw:text-style-name="P8" draw:layer="layout" svg:width="2.449cm" svg:height="0.874cm" svg:x="7.197cm" svg:y="6.327cm">
          <draw:text-box>
            <text:p text:style-name="P8"><text:span text:style-name="T5">parents</text:span></text:p>
          </draw:text-box>
        </draw:frame>
        <draw:frame draw:style-name="gr12" draw:text-style-name="P8" draw:layer="layout" svg:width="4.443cm" svg:height="0.874cm" svg:x="8.557cm" svg:y="7.5cm">
          <draw:text-box>
            <text:p text:style-name="P8"><text:span text:style-name="T5">hostdependancie</text:span></text:p>
          </draw:text-box>
        </draw:frame>
        <draw:frame draw:style-name="gr11" draw:text-style-name="P8" draw:layer="layout" svg:width="2.449cm" svg:height="0.874cm" svg:x="14.5cm" svg:y="9.126cm">
          <draw:text-box>
            <text:p text:style-name="P8"><text:span text:style-name="T5">parents</text:span></text:p>
          </draw:text-box>
        </draw:frame>
        <draw:frame draw:style-name="gr11" draw:text-style-name="P8" draw:layer="layout" svg:width="2.504cm" svg:height="0.874cm" svg:x="14.4cm" svg:y="12.5cm">
          <draw:text-box>
            <text:p text:style-name="P8"><text:span text:style-name="T5">apply on</text:span></text:p>
          </draw:text-box>
        </draw:frame>
        <draw:ellipse draw:style-name="gr10" draw:text-style-name="P7" draw:id="id6" draw:layer="layout" svg:width="3cm" svg:height="2cm" svg:x="2.5cm" svg:y="10.5cm">
          <text:p text:style-name="P7"><text:span text:style-name="T4">srv-1-1</text:span></text:p>
        </draw:ellipse>
        <draw:frame draw:style-name="gr11" draw:text-style-name="P8" draw:layer="layout" svg:width="2.504cm" svg:height="0.874cm" svg:x="2.397cm" svg:y="9.102cm">
          <draw:text-box>
            <text:p text:style-name="P8"><text:span text:style-name="T5">apply on</text:span></text:p>
          </draw:text-box>
        </draw:frame>
        <draw:ellipse draw:style-name="gr10" draw:text-style-name="P7" draw:id="id7" draw:layer="layout" svg:width="3cm" svg:height="2cm" svg:x="6.5cm" svg:y="10.5cm">
          <text:p text:style-name="P7"><text:span text:style-name="T4">srv-1-2</text:span></text:p>
        </draw:ellipse>
        <draw:ellipse draw:style-name="gr10" draw:text-style-name="P7" draw:id="id8" draw:layer="layout" svg:width="3cm" svg:height="2cm" svg:x="4cm" svg:y="17cm">
          <text:p text:style-name="P7"><text:span text:style-name="T4">srv-4-1</text:span></text:p>
        </draw:ellipse>
        <draw:frame draw:style-name="gr11" draw:text-style-name="P8" draw:layer="layout" svg:width="4.939cm" svg:height="0.874cm" svg:x="1.5cm" svg:y="14.626cm">
          <draw:text-box>
            <text:p text:style-name="P8"><text:span text:style-name="T5">servicedependancie</text:span></text:p>
          </draw:text-box>
        </draw:frame>
        <draw:ellipse draw:style-name="gr10" draw:text-style-name="P7" draw:id="id10" draw:layer="layout" svg:width="3cm" svg:height="2cm" svg:x="10.5cm" svg:y="17cm">
          <text:p text:style-name="P7"><text:span text:style-name="T4">srv-4-2</text:span></text:p>
        </draw:ellipse>
        <draw:custom-shape draw:style-name="gr13" draw:text-style-name="P9" draw:id="id2" draw:layer="layout" svg:width="2cm" svg:height="1.5cm" svg:x="6cm" svg:y="4.5cm">
          <text:p text:style-name="P2"><text:span text:style-name="T5">Host-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9" draw:id="id1" draw:layer="layout" svg:width="2cm" svg:height="1.5cm" svg:x="6cm" svg:y="7.5cm">
          <text:p text:style-name="P2"><text:span text:style-name="T5">Host-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4" draw:text-style-name="P2" draw:layer="layout" draw:type="line" svg:x1="7cm" svg:y1="7.5cm" svg:x2="7cm" svg:y2="6cm" draw:start-shape="id1" draw:start-glue-point="0" draw:end-shape="id2" draw:end-glue-point="2" svg:d="m7000 7500v-1500">
          <text:p/>
        </draw:connector>
        <draw:custom-shape draw:style-name="gr13" draw:text-style-name="P9" draw:id="id3" draw:layer="layout" svg:width="2cm" svg:height="1.5cm" svg:x="13cm" svg:y="7.5cm">
          <text:p text:style-name="P2"><text:span text:style-name="T5">Host-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4" draw:text-style-name="P2" draw:layer="layout" draw:type="line" svg:x1="13cm" svg:y1="8.25cm" svg:x2="8cm" svg:y2="8.25cm" draw:start-shape="id3" draw:start-glue-point="3" draw:end-shape="id1" svg:d="m13000 8250h-5000">
          <text:p/>
        </draw:connector>
        <draw:custom-shape draw:style-name="gr13" draw:text-style-name="P9" draw:id="id4" draw:layer="layout" svg:width="2cm" svg:height="1.5cm" svg:x="13cm" svg:y="10.5cm">
          <text:p text:style-name="P2"><text:span text:style-name="T5">Host-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4" draw:text-style-name="P2" draw:layer="layout" draw:type="line" svg:x1="14cm" svg:y1="10.5cm" svg:x2="14cm" svg:y2="9cm" draw:start-shape="id4" draw:start-glue-point="0" draw:end-shape="id3" draw:end-glue-point="2" svg:d="m14000 10500v-1500">
          <text:p/>
        </draw:connector>
        <draw:connector draw:style-name="gr15" draw:text-style-name="P2" draw:layer="layout" draw:type="line" svg:x1="14cm" svg:y1="14cm" svg:x2="14cm" svg:y2="12cm" draw:start-shape="id5" draw:start-glue-point="0" draw:end-shape="id4" draw:end-glue-point="2" svg:d="m14000 14000v-2000">
          <text:p/>
        </draw:connector>
        <draw:connector draw:style-name="gr15" draw:text-style-name="P2" draw:layer="layout" draw:type="line" svg:x1="4cm" svg:y1="10.5cm" svg:x2="7cm" svg:y2="9cm" draw:start-shape="id6" draw:start-glue-point="0" draw:end-shape="id1" draw:end-glue-point="2" svg:d="m4000 10500 3000-1500">
          <text:p/>
        </draw:connector>
        <draw:connector draw:style-name="gr15" draw:text-style-name="P2" draw:layer="layout" draw:type="line" svg:x1="8cm" svg:y1="10.5cm" svg:x2="7cm" svg:y2="9cm" draw:start-shape="id7" draw:start-glue-point="0" draw:end-shape="id1" draw:end-glue-point="2" svg:d="m8000 10500-1000-1500">
          <text:p/>
        </draw:connector>
        <draw:frame draw:style-name="gr11" draw:text-style-name="P8" draw:layer="layout" svg:width="2.504cm" svg:height="0.874cm" svg:x="8cm" svg:y="9.126cm">
          <draw:text-box>
            <text:p text:style-name="P8"><text:span text:style-name="T5">apply on</text:span></text:p>
          </draw:text-box>
        </draw:frame>
        <draw:custom-shape draw:style-name="gr13" draw:text-style-name="P9" draw:id="id9" draw:layer="layout" svg:width="2cm" svg:height="1.5cm" svg:x="8cm" svg:y="15cm">
          <text:p text:style-name="P2"><text:span text:style-name="T5">Host-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4" draw:text-style-name="P2" draw:layer="layout" draw:type="line" svg:x1="5.5cm" svg:y1="17cm" svg:x2="8cm" svg:y2="12.5cm" draw:start-shape="id8" draw:start-glue-point="0" draw:end-shape="id7" draw:end-glue-point="2" svg:d="m5500 17000 2500-4500">
          <text:p/>
        </draw:connector>
        <draw:connector draw:style-name="gr15" draw:text-style-name="P2" draw:layer="layout" draw:type="line" svg:x1="7cm" svg:y1="18cm" svg:x2="9cm" svg:y2="16.5cm" draw:start-shape="id8" draw:start-glue-point="1" draw:end-shape="id9" draw:end-glue-point="2" svg:d="m7000 18000 2000-1500">
          <text:p/>
        </draw:connector>
        <draw:connector draw:style-name="gr15" draw:text-style-name="P2" draw:layer="layout" draw:type="line" svg:x1="10.5cm" svg:y1="18cm" svg:x2="9cm" svg:y2="16.5cm" draw:start-shape="id10" draw:start-glue-point="3" draw:end-shape="id9" draw:end-glue-point="2" svg:d="m10500 18000-1500-1500">
          <text:p/>
        </draw:connector>
        <draw:frame draw:style-name="gr11" draw:text-style-name="P8" draw:layer="layout" svg:width="2.504cm" svg:height="0.874cm" svg:x="7.496cm" svg:y="17.626cm">
          <draw:text-box>
            <text:p text:style-name="P8"><text:span text:style-name="T5">apply on</text:span></text:p>
          </draw:text-box>
        </draw:frame>
        <draw:custom-shape draw:style-name="gr13" draw:text-style-name="P9" draw:id="id15" draw:layer="layout" svg:width="2cm" svg:height="1.5cm" svg:x="22.5cm" svg:y="11cm">
          <text:p text:style-name="P2"><text:span text:style-name="T5">Host-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9" draw:id="id12" draw:layer="layout" svg:width="2cm" svg:height="1.5cm" svg:x="19.5cm" svg:y="14cm">
          <text:p text:style-name="P2"><text:span text:style-name="T5">Host-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9" draw:id="id14" draw:layer="layout" svg:width="2cm" svg:height="1.5cm" svg:x="25.5cm" svg:y="14cm">
          <text:p text:style-name="P2"><text:span text:style-name="T5">Host-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ellipse draw:style-name="gr10" draw:text-style-name="P7" draw:id="id11" draw:layer="layout" svg:width="3cm" svg:height="2cm" svg:x="19cm" svg:y="17.5cm">
          <text:p text:style-name="P7"><text:span text:style-name="T4">srv-6-1</text:span></text:p>
        </draw:ellipse>
        <draw:ellipse draw:style-name="gr10" draw:text-style-name="P7" draw:layer="layout" svg:width="3cm" svg:height="2cm" svg:x="4cm" svg:y="17cm">
          <text:p text:style-name="P7"><text:span text:style-name="T4">srv-4-1</text:span></text:p>
        </draw:ellipse>
        <draw:ellipse draw:style-name="gr10" draw:text-style-name="P7" draw:id="id13" draw:layer="layout" svg:width="3cm" svg:height="2cm" svg:x="25cm" svg:y="17.5cm">
          <text:p text:style-name="P7"><text:span text:style-name="T4">srv-7-2</text:span></text:p>
        </draw:ellipse>
        <draw:connector draw:style-name="gr15" draw:text-style-name="P2" draw:layer="layout" draw:type="line" svg:x1="20.5cm" svg:y1="17.5cm" svg:x2="20.5cm" svg:y2="15.5cm" draw:start-shape="id11" draw:start-glue-point="0" draw:end-shape="id12" draw:end-glue-point="2" svg:d="m20500 17500v-2000">
          <text:p/>
        </draw:connector>
        <draw:connector draw:style-name="gr15" draw:text-style-name="P2" draw:layer="layout" draw:type="line" svg:x1="26.5cm" svg:y1="17.5cm" svg:x2="26.5cm" svg:y2="15.5cm" draw:start-shape="id13" draw:start-glue-point="0" draw:end-shape="id14" draw:end-glue-point="2" svg:d="m26500 17500v-2000">
          <text:p/>
        </draw:connector>
        <draw:frame draw:style-name="gr11" draw:text-style-name="P8" draw:layer="layout" svg:width="2.504cm" svg:height="0.874cm" svg:x="20.5cm" svg:y="16.126cm">
          <draw:text-box>
            <text:p text:style-name="P8"><text:span text:style-name="T5">apply on</text:span></text:p>
          </draw:text-box>
        </draw:frame>
        <draw:frame draw:style-name="gr11" draw:text-style-name="P8" draw:layer="layout" svg:width="2.504cm" svg:height="0.874cm" svg:x="24cm" svg:y="16.126cm">
          <draw:text-box>
            <text:p text:style-name="P8"><text:span text:style-name="T5">apply on</text:span></text:p>
          </draw:text-box>
        </draw:frame>
        <draw:connector draw:style-name="gr14" draw:text-style-name="P2" draw:layer="layout" draw:type="line" svg:x1="20.5cm" svg:y1="14cm" svg:x2="23.5cm" svg:y2="12.5cm" draw:start-shape="id12" draw:start-glue-point="0" draw:end-shape="id15" draw:end-glue-point="2" svg:d="m20500 14000 3000-1500">
          <text:p/>
        </draw:connector>
        <draw:connector draw:style-name="gr14" draw:text-style-name="P2" draw:layer="layout" draw:type="line" svg:x1="26.5cm" svg:y1="14cm" svg:x2="23.5cm" svg:y2="12.5cm" draw:start-shape="id14" draw:start-glue-point="0" draw:end-shape="id15" draw:end-glue-point="2" svg:d="m26500 14000-3000-1500">
          <text:p/>
        </draw:connector>
        <draw:frame draw:style-name="gr11" draw:text-style-name="P8" draw:layer="layout" svg:width="2.449cm" svg:height="0.874cm" svg:x="22.3cm" svg:y="13cm">
          <draw:text-box>
            <text:p text:style-name="P8"><text:span text:style-name="T5">parent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No LUA Thanks.</meta:initial-creator>
    <meta:creation-date>2009-07-08T15:50:36.30</meta:creation-date>
    <dc:date>2010-07-27T17:48:59</dc:date>
    <meta:editing-duration>PT01H37M23S</meta:editing-duration>
    <meta:editing-cycles>23</meta:editing-cycles>
    <meta:generator>OpenOffice.org/3.2$Linux OpenOffice.org_project/320m12$Build-9483</meta:generator>
    <dc:creator>rfronteau </dc:creator>
    <meta:document-statistic meta:object-count="87"/>
  </office:meta>
</office:document-meta>
</file>